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d13e4" officeooo:paragraph-rsid="001d13e4"/>
    </style:style>
    <style:style style:name="P2" style:family="paragraph" style:parent-style-name="Title">
      <style:text-properties officeooo:rsid="001d13e4" officeooo:paragraph-rsid="001d13e4"/>
    </style:style>
    <style:style style:name="P3" style:family="paragraph" style:parent-style-name="User_20_Index_20_1">
      <style:paragraph-properties>
        <style:tab-stops>
          <style:tab-stop style:position="6.9252in" style:type="right"/>
        </style:tab-stops>
      </style:paragraph-properties>
    </style:style>
    <style:style style:name="P4" style:family="paragraph" style:parent-style-name="User_20_Index_20_2">
      <style:paragraph-properties>
        <style:tab-stops>
          <style:tab-stop style:position="6.7283in" style:type="right"/>
        </style:tab-stops>
      </style:paragraph-properties>
    </style:style>
    <style:style style:name="P5" style:family="paragraph" style:parent-style-name="Text_20_body" style:list-style-name="L1">
      <style:text-properties officeooo:paragraph-rsid="00352ab5"/>
    </style:style>
    <style:style style:name="P6" style:family="paragraph" style:parent-style-name="Text_20_body" style:list-style-name="L1">
      <style:text-properties officeooo:rsid="001e5e05" officeooo:paragraph-rsid="001e5e05"/>
    </style:style>
    <style:style style:name="P7" style:family="paragraph" style:parent-style-name="Text_20_body" style:list-style-name="L1">
      <style:text-properties officeooo:rsid="002a2a0b" officeooo:paragraph-rsid="002a2a0b"/>
    </style:style>
    <style:style style:name="P8" style:family="paragraph" style:parent-style-name="Text_20_body" style:list-style-name="L1">
      <style:text-properties officeooo:rsid="003e7884" officeooo:paragraph-rsid="003e7884"/>
    </style:style>
    <style:style style:name="P9" style:family="paragraph" style:parent-style-name="Text_20_body" style:list-style-name="L1">
      <style:text-properties officeooo:rsid="001d2771" officeooo:paragraph-rsid="001d2771"/>
    </style:style>
    <style:style style:name="P10" style:family="paragraph" style:parent-style-name="Text_20_body" style:list-style-name="L1">
      <style:text-properties officeooo:rsid="00352ab5" officeooo:paragraph-rsid="00352ab5"/>
    </style:style>
    <style:style style:name="P11" style:family="paragraph" style:parent-style-name="Text_20_body" style:list-style-name="L1">
      <style:text-properties officeooo:rsid="003e3fb8" officeooo:paragraph-rsid="003e3fb8"/>
    </style:style>
    <style:style style:name="P12" style:family="paragraph" style:parent-style-name="Text_20_body" style:list-style-name="L1">
      <style:text-properties officeooo:rsid="003df330" officeooo:paragraph-rsid="003df330"/>
    </style:style>
    <style:style style:name="P13" style:family="paragraph" style:parent-style-name="Text_20_body" style:list-style-name="L1">
      <style:text-properties officeooo:rsid="003421fb" officeooo:paragraph-rsid="003421fb"/>
    </style:style>
    <style:style style:name="P14" style:family="paragraph" style:parent-style-name="Text_20_body" style:list-style-name="L1">
      <style:text-properties officeooo:rsid="0048b2a4" officeooo:paragraph-rsid="0048b2a4"/>
    </style:style>
    <style:style style:name="P15" style:family="paragraph" style:parent-style-name="Text_20_body" style:list-style-name="L1">
      <style:text-properties officeooo:rsid="004ff608" officeooo:paragraph-rsid="004ff608"/>
    </style:style>
    <style:style style:name="P16" style:family="paragraph" style:parent-style-name="Text_20_body" style:list-style-name="L1">
      <style:text-properties officeooo:rsid="00510c1b" officeooo:paragraph-rsid="00510c1b"/>
    </style:style>
    <style:style style:name="P17" style:family="paragraph" style:parent-style-name="Text_20_body" style:list-style-name="L1">
      <style:text-properties officeooo:rsid="00508e28" officeooo:paragraph-rsid="00508e28"/>
    </style:style>
    <style:style style:name="P18" style:family="paragraph" style:parent-style-name="Text_20_body" style:list-style-name="L1">
      <style:text-properties officeooo:rsid="0044923d" officeooo:paragraph-rsid="0044923d"/>
    </style:style>
    <style:style style:name="P19" style:family="paragraph" style:parent-style-name="Text_20_body" style:list-style-name="L1">
      <style:text-properties officeooo:rsid="004df554" officeooo:paragraph-rsid="004df554"/>
    </style:style>
    <style:style style:name="P20" style:family="paragraph" style:parent-style-name="Text_20_body" style:list-style-name="L1">
      <style:text-properties officeooo:rsid="004cec4a" officeooo:paragraph-rsid="004cec4a"/>
    </style:style>
    <style:style style:name="P21" style:family="paragraph" style:parent-style-name="Text_20_body" style:list-style-name="L1">
      <style:text-properties officeooo:rsid="00457eb6" officeooo:paragraph-rsid="00457eb6"/>
    </style:style>
    <style:style style:name="P22" style:family="paragraph" style:parent-style-name="Text_20_body" style:list-style-name="L1">
      <style:text-properties officeooo:rsid="004a3bb0" officeooo:paragraph-rsid="004a3bb0"/>
    </style:style>
    <style:style style:name="P23" style:family="paragraph" style:parent-style-name="Text_20_body" style:list-style-name="L1">
      <style:text-properties officeooo:rsid="004aaa46" officeooo:paragraph-rsid="004aaa46"/>
    </style:style>
    <style:style style:name="P24" style:family="paragraph" style:parent-style-name="Text_20_body" style:list-style-name="L1">
      <style:text-properties fo:font-style="normal" officeooo:rsid="004f4f99" officeooo:paragraph-rsid="004f4f99" style:font-style-asian="normal" style:font-style-complex="normal"/>
    </style:style>
    <style:style style:name="P25" style:family="paragraph" style:parent-style-name="Text_20_body" style:list-style-name="L1">
      <style:text-properties officeooo:rsid="0052f25c" officeooo:paragraph-rsid="0052f25c"/>
    </style:style>
    <style:style style:name="P26" style:family="paragraph" style:parent-style-name="Text_20_body" style:list-style-name="L1">
      <style:text-properties officeooo:rsid="0047ffac" officeooo:paragraph-rsid="0047ffac"/>
    </style:style>
    <style:style style:name="P27" style:family="paragraph" style:parent-style-name="Text_20_body" style:list-style-name="L1">
      <style:text-properties officeooo:rsid="00306f43" officeooo:paragraph-rsid="00306f43"/>
    </style:style>
    <style:style style:name="P28" style:family="paragraph" style:parent-style-name="Text_20_body" style:list-style-name="L1">
      <style:text-properties officeooo:rsid="004606fe" officeooo:paragraph-rsid="004606fe"/>
    </style:style>
    <style:style style:name="P29" style:family="paragraph" style:parent-style-name="Text_20_body" style:list-style-name="L1">
      <style:text-properties officeooo:rsid="002fca7a" officeooo:paragraph-rsid="002fca7a"/>
    </style:style>
    <style:style style:name="P30" style:family="paragraph" style:parent-style-name="Text_20_body" style:list-style-name="L1">
      <style:text-properties officeooo:rsid="0054dcbc" officeooo:paragraph-rsid="0054dcbc"/>
    </style:style>
    <style:style style:name="P31" style:family="paragraph" style:parent-style-name="Text_20_body" style:list-style-name="L1">
      <style:paragraph-properties fo:break-before="page"/>
      <style:text-properties officeooo:rsid="001d13e4" officeooo:paragraph-rsid="001d13e4"/>
    </style:style>
    <style:style style:name="T1" style:family="text">
      <style:text-properties officeooo:rsid="00267635"/>
    </style:style>
    <style:style style:name="T2" style:family="text">
      <style:text-properties officeooo:rsid="003602e2"/>
    </style:style>
    <style:style style:name="T3" style:family="text">
      <style:text-properties officeooo:rsid="003b22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cb0f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cb0f5" style:font-style-asian="normal" style:font-style-complex="normal"/>
    </style:style>
    <style:style style:name="T9" style:family="text">
      <style:text-properties officeooo:rsid="0041c588"/>
    </style:style>
    <style:style style:name="T10" style:family="text">
      <style:text-properties officeooo:rsid="00439667"/>
    </style:style>
    <style:style style:name="T11" style:family="text">
      <style:text-properties officeooo:rsid="004feab6"/>
    </style:style>
    <style:style style:name="T12" style:family="text">
      <style:text-properties officeooo:rsid="00510c1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ame Jam</text:span>: Design Document</text:p>
      <text:user-index text:style-name="Sect1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>
            <text:p text:style-name="User_20_Index_20_Heading">User-Defined Index</text:p>
          </text:index-title>
          <text:p text:style-name="P3">Project Overview<text:tab/>2</text:p>
          <text:p text:style-name="P4">Genre<text:tab/>2</text:p>
          <text:p text:style-name="P4">Game Overview<text:tab/>2</text:p>
          <text:p text:style-name="P4">Core Gameplay<text:tab/>2</text:p>
          <text:p text:style-name="P4">Target Demographic<text:tab/>2</text:p>
          <text:p text:style-name="P3">Artistic Layout<text:tab/>2</text:p>
          <text:p text:style-name="P4">Visual Themes<text:tab/>2</text:p>
          <text:p text:style-name="P4">Story Themes<text:tab/>2</text:p>
          <text:p text:style-name="P4">UI and Menuing<text:tab/>2</text:p>
          <text:p text:style-name="P4">Audio<text:tab/>2</text:p>
          <text:p text:style-name="P3">Game Overview<text:tab/>2</text:p>
          <text:p text:style-name="P4">Core Overview<text:tab/>2</text:p>
          <text:p text:style-name="P4">Story<text:tab/>2</text:p>
          <text:p text:style-name="P4">Character<text:tab/>2</text:p>
          <text:p text:style-name="P4">Environment<text:tab/>2</text:p>
          <text:p text:style-name="P4">Level Overview<text:tab/>2</text:p>
          <text:p text:style-name="P3">Gameplay<text:tab/>2</text:p>
          <text:p text:style-name="P4">Core Loop<text:tab/>2</text:p>
          <text:p text:style-name="P4">Abilities<text:tab/>2</text:p>
          <text:p text:style-name="P4">Advancement<text:tab/>2</text:p>
          <text:p text:style-name="P4">Difficulty Curve<text:tab/>2</text:p>
          <text:p text:style-name="P4">Tutorial<text:tab/>2</text:p>
          <text:p text:style-name="P3">Game Layout<text:tab/>2</text:p>
          <text:p text:style-name="P4">Camera Setup<text:tab/>2</text:p>
          <text:p text:style-name="P4">Controls<text:tab/>2</text:p>
          <text:p text:style-name="P4">Game Modes<text:tab/>3</text:p>
          <text:p text:style-name="P4">Player Count<text:tab/>3</text:p>
          <text:p text:style-name="P4">Hours of Gameplay<text:tab/>3</text:p>
        </text:index-body>
      </text:user-index>
      <text:p text:style-name="P1"/>
      <text:list xml:id="list2705349418" text:style-name="L1">
        <text:list-item>
          <text:p text:style-name="P31"><text:user-index-mark-start text:id="IMark94248365520888" text:index-name="User-Defined" text:outline-level="1"/>Project Overview<text:user-index-mark-end text:id="IMark94248365520888"/></text:p>
          <text:list>
            <text:list-item>
              <text:p text:style-name="P6"><text:user-index-mark-start text:id="IMark94248364962104" text:index-name="User-Defined" text:outline-level="2"/>Genre<text:user-index-mark-end text:id="IMark94248364962104"/></text:p>
              <text:list>
                <text:list-item>
                  <text:p text:style-name="P7">Action Adventure</text:p>
                </text:list-item>
              </text:list>
            </text:list-item>
            <text:list-item>
              <text:p text:style-name="P7"><text:user-index-mark-start text:id="IMark94248365215736" text:index-name="User-Defined" text:outline-level="2"/>Game Overview<text:user-index-mark-end text:id="IMark94248365215736"/></text:p>
            </text:list-item>
            <text:list-item>
              <text:p text:style-name="P6"><text:user-index-mark-start text:id="IMark94248364962104" text:index-name="User-Defined" text:outline-level="2"/>Core Gameplay<text:user-index-mark-end text:id="IMark94248364962104"/></text:p>
              <text:list>
                <text:list-item>
                  <text:p text:style-name="P8">Locate and destroy each robot in the facility. <text:span text:style-name="T9">Unlock various areas in the building until you come upon the final robot.</text:span></text:p>
                </text:list-item>
              </text:list>
            </text:list-item>
            <text:list-item>
              <text:p text:style-name="P6"><text:user-index-mark-start text:id="IMark94248294292056" text:index-name="User-Defined" text:outline-level="2"/>Target Demographic<text:user-index-mark-end text:id="IMark94248294292056"/></text:p>
            </text:list-item>
          </text:list>
        </text:list-item>
        <text:list-item>
          <text:p text:style-name="P9"><text:user-index-mark-start text:id="IMark94248365521544" text:index-name="User-Defined" text:outline-level="1"/>Artistic Layout<text:user-index-mark-end text:id="IMark94248365521544"/></text:p>
          <text:list>
            <text:list-item>
              <text:p text:style-name="P6"><text:user-index-mark-start text:id="IMark94248365215736" text:index-name="User-Defined" text:outline-level="2"/>Visual Themes<text:user-index-mark-end text:id="IMark94248365215736"/></text:p>
              <text:list>
                <text:list-item>
                  <text:p text:style-name="P10">Being that the environment is a factory, <text:span text:style-name="T2">the visuals will be very heavy in metal, square shapes, and synthetic material. (See </text:span><text:span text:style-name="T5">Illustration 1.</text:span><text:span text:style-name="T8">)</text:span></text:p>
                </text:list-item>
                <text:list-item>
                  <text:p text:style-name="P5"><text:a xlink:type="simple" xlink:href="../visual-themes.odt" text:style-name="Internet_20_link" text:visited-style-name="Visited_20_Internet_20_Link"><text:span text:style-name="T3">Document providing visual themes</text:span></text:a></text:p>
                </text:list-item>
              </text:list>
            </text:list-item>
            <text:list-item>
              <text:p text:style-name="P6"><text:user-index-mark-start text:id="IMark94248365521544" text:index-name="User-Defined" text:outline-level="2"/>Story Themes<text:user-index-mark-end text:id="IMark94248365521544"/></text:p>
            </text:list-item>
            <text:list-item>
              <text:p text:style-name="P6"><text:user-index-mark-start text:id="IMark94248364962104" text:index-name="User-Defined" text:outline-level="2"/>UI and Menuing<text:user-index-mark-end text:id="IMark94248364962104"/></text:p>
            </text:list-item>
            <text:list-item>
              <text:p text:style-name="P6"><text:user-index-mark-start text:id="IMark94248365521544" text:index-name="User-Defined" text:outline-level="2"/>Audio<text:user-index-mark-end text:id="IMark94248365521544"/></text:p>
            </text:list-item>
          </text:list>
        </text:list-item>
        <text:list-item>
          <text:p text:style-name="P9"><text:user-index-mark-start text:id="IMark94248365007912" text:index-name="User-Defined" text:outline-level="1"/>Game Overview<text:user-index-mark-end text:id="IMark94248365007912"/></text:p>
          <text:list>
            <text:list-item>
              <text:p text:style-name="P6"><text:user-index-mark-start text:id="IMark94248365063416" text:index-name="User-Defined" text:outline-level="2"/>Core Overview<text:user-index-mark-end text:id="IMark94248365063416"/></text:p>
            </text:list-item>
            <text:list-item>
              <text:p text:style-name="P6"><text:user-index-mark-start text:id="IMark94248364962104" text:index-name="User-Defined" text:outline-level="2"/>Story<text:user-index-mark-end text:id="IMark94248364962104"/></text:p>
              <text:list>
                <text:list-item>
                  <text:p text:style-name="P11">You play as an employee <text:span text:style-name="T11">named Bob. He who works</text:span> at a factory that’s shutting down. <text:span text:style-name="T11">He</text:span> <text:span text:style-name="T11">has </text:span>been tasked with deactivating the robots that work at the place. The problem is, those robots have run amok, <text:span text:style-name="T11">so</text:span> it falls upon <text:span text:style-name="T11">him</text:span> to <text:span text:style-name="T11">deal with it</text:span>.</text:p>
                </text:list-item>
                <text:list-item>
                  <text:p text:style-name="P30">As you continue through the factory, there are signs of a robot spying on you.</text:p>
                </text:list-item>
              </text:list>
            </text:list-item>
            <text:list-item>
              <text:p text:style-name="P6"><text:user-index-mark-start text:id="IMark94248365063416" text:index-name="User-Defined" text:outline-level="2"/>Character<text:user-index-mark-end text:id="IMark94248365063416"/></text:p>
              <text:list>
                <text:list-item>
                  <text:p text:style-name="P12">Player</text:p>
                  <text:list>
                    <text:list-item>
                      <text:p text:style-name="P13">You play as a factory employee <text:span text:style-name="T10">named Bob. His</text:span> job it is to defeat all the robots.</text:p>
                    </text:list-item>
                    <text:list-item>
                      <text:p text:style-name="P14">Bob has a lot to live for, and dying to a bunch of robots is not how he intends to go!</text:p>
                    </text:list-item>
                  </text:list>
                </text:list-item>
                <text:list-item>
                  <text:p text:style-name="P12">Enemy</text:p>
                  <text:list>
                    <text:list-item>
                      <text:p text:style-name="P12">Robots which belong to the factory but have malfunctioned</text:p>
                    </text:list-item>
                  </text:list>
                </text:list-item>
              </text:list>
            </text:list-item>
            <text:list-item>
              <text:p text:style-name="P6"><text:user-index-mark-start text:id="IMark94248365063416" text:index-name="User-Defined" text:outline-level="2"/>Environment<text:user-index-mark-end text:id="IMark94248365063416"/></text:p>
              <text:list>
                <text:list-item>
                  <text:p text:style-name="P12">Abandoned factory</text:p>
                </text:list-item>
              </text:list>
            </text:list-item>
            <text:list-item>
              <text:p text:style-name="P6"><text:soft-page-break/><text:user-index-mark-start text:id="IMark94248294292056" text:index-name="User-Defined" text:outline-level="2"/>Level Overview<text:user-index-mark-end text:id="IMark94248294292056"/></text:p>
            </text:list-item>
          </text:list>
        </text:list-item>
        <text:list-item>
          <text:p text:style-name="P9"><text:user-index-mark-start text:id="IMark94248365521544" text:index-name="User-Defined" text:outline-level="1"/>Gameplay<text:user-index-mark-end text:id="IMark94248365521544"/></text:p>
          <text:list>
            <text:list-item>
              <text:p text:style-name="P6"><text:user-index-mark-start text:id="IMark94248294328904" text:index-name="User-Defined" text:outline-level="2"/>Core Loop<text:user-index-mark-end text:id="IMark94248294328904"/></text:p>
              <text:list>
                <text:list-item>
                  <text:p text:style-name="P15">You search inside each room in the factory to look for <text:span text:style-name="T12">an </text:span>energy ball. You use that energy ball to destroy any robots you see.</text:p>
                </text:list-item>
                <text:list-item>
                  <text:p text:style-name="P16">After defeating all the robots in the room, you place the energy ball on its pedestal to open all of the exits.</text:p>
                </text:list-item>
              </text:list>
            </text:list-item>
            <text:list-item>
              <text:p text:style-name="P6"><text:user-index-mark-start text:id="IMark94248365107480" text:index-name="User-Defined" text:outline-level="2"/>Abilities<text:user-index-mark-end text:id="IMark94248365107480"/></text:p>
              <text:list>
                <text:list-item>
                  <text:p text:style-name="P17">Move left and right</text:p>
                </text:list-item>
                <text:list-item>
                  <text:p text:style-name="P18">A single jump</text:p>
                  <text:list>
                    <text:list-item>
                      <text:p text:style-name="P19">Gimped if carrying a ball</text:p>
                    </text:list-item>
                  </text:list>
                </text:list-item>
                <text:list-item>
                  <text:p text:style-name="P20">These are mutually exclusive</text:p>
                  <text:list>
                    <text:list-item>
                      <text:p text:style-name="P18">Carry one item over his head</text:p>
                    </text:list-item>
                    <text:list-item>
                      <text:p text:style-name="P21">Climb ladders</text:p>
                    </text:list-item>
                  </text:list>
                </text:list-item>
                <text:list-item>
                  <text:p text:style-name="P22">Player <text:span text:style-name="T6">cannot</text:span> do the following:</text:p>
                  <text:list>
                    <text:list-item>
                      <text:p text:style-name="P23">Attack the robots directly; he <text:span text:style-name="T4">needs</text:span><text:span text:style-name="T7"> an energy ball to defend himself.</text:span></text:p>
                    </text:list-item>
                    <text:list-item>
                      <text:p text:style-name="P24">Climb ladders while carrying objects.</text:p>
                    </text:list-item>
                  </text:list>
                </text:list-item>
              </text:list>
            </text:list-item>
            <text:list-item>
              <text:p text:style-name="P6"><text:user-index-mark-start text:id="IMark94248294328904" text:index-name="User-Defined" text:outline-level="2"/>Advancement<text:user-index-mark-end text:id="IMark94248294328904"/></text:p>
              <text:list>
                <text:list-item>
                  <text:p text:style-name="P25">A lot of rooms will be hidden behind locked or closed doors. You must find buttons, switches, or keys to use to open said doors.</text:p>
                </text:list-item>
              </text:list>
            </text:list-item>
            <text:list-item>
              <text:p text:style-name="P6"><text:user-index-mark-start text:id="IMark94248294332296" text:index-name="User-Defined" text:outline-level="2"/>Difficulty Curve<text:user-index-mark-end text:id="IMark94248294332296"/></text:p>
            </text:list-item>
            <text:list-item>
              <text:p text:style-name="P6"><text:user-index-mark-start text:id="IMark94248294328904" text:index-name="User-Defined" text:outline-level="2"/>Tutorial<text:user-index-mark-end text:id="IMark94248294328904"/></text:p>
            </text:list-item>
          </text:list>
        </text:list-item>
        <text:list-item>
          <text:p text:style-name="P9"><text:user-index-mark-start text:id="IMark94248365106040" text:index-name="User-Defined" text:outline-level="1"/>Game Layout<text:user-index-mark-end text:id="IMark94248365106040"/></text:p>
          <text:list>
            <text:list-item>
              <text:p text:style-name="P6"><text:user-index-mark-start text:id="IMark94248365107480" text:index-name="User-Defined" text:outline-level="2"/>Camera Setup<text:user-index-mark-end text:id="IMark94248365107480"/></text:p>
              <text:list>
                <text:list-item>
                  <text:p text:style-name="P26">Centered on the player</text:p>
                </text:list-item>
              </text:list>
            </text:list-item>
            <text:list-item>
              <text:p text:style-name="P6"><text:user-index-mark-start text:id="IMark94248294328904" text:index-name="User-Defined" text:outline-level="2"/>Controls<text:user-index-mark-end text:id="IMark94248294328904"/></text:p>
              <text:list>
                <text:list-item>
                  <text:p text:style-name="P27">Left/right arrow keys for movement, Space for jump, Control for context-sensitive actions (carry/throw items).</text:p>
                </text:list-item>
                <text:list-item>
                  <text:p text:style-name="P28">Up in front of a ladder to climb it, down to descend it.</text:p>
                </text:list-item>
              </text:list>
            </text:list-item>
            <text:list-item>
              <text:p text:style-name="P6"><text:user-index-mark-start text:id="IMark94248294328904" text:index-name="User-Defined" text:outline-level="2"/>Game Modes<text:user-index-mark-end text:id="IMark94248294328904"/></text:p>
            </text:list-item>
            <text:list-item>
              <text:p text:style-name="P6"><text:user-index-mark-start text:id="IMark94248365107480" text:index-name="User-Defined" text:outline-level="2"/>Player Count<text:user-index-mark-end text:id="IMark94248365107480"/></text:p>
              <text:list>
                <text:list-item>
                  <text:p text:style-name="P29"><text:soft-page-break/>Single player</text:p>
                </text:list-item>
              </text:list>
            </text:list-item>
            <text:list-item>
              <text:p text:style-name="P6"><text:user-index-mark-start text:id="IMark94248365106040" text:index-name="User-Defined" text:outline-level="2"/>Hours of Gameplay<text:user-index-mark-end text:id="IMark94248365106040"/></text:p>
              <text:list>
                <text:list-item>
                  <text:p text:style-name="P11">One hour at be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0:26:58.815690958</meta:creation-date>
    <meta:generator>LibreOffice/6.0.7.3$Linux_X86_64 LibreOffice_project/00m0$Build-3</meta:generator>
    <dc:date>2022-02-04T09:19:13.229395955</dc:date>
    <dc:creator>John Russell</dc:creator>
    <meta:editing-duration>PT7H39M47S</meta:editing-duration>
    <meta:editing-cycles>56</meta:editing-cycles>
    <meta:document-statistic meta:table-count="0" meta:image-count="0" meta:object-count="0" meta:page-count="4" meta:paragraph-count="87" meta:word-count="504" meta:character-count="2584" meta:non-whitespace-character-count="2224"/>
  </office:meta>
</office:document-meta>
</file>